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916" officeooo:paragraph-rsid="00110916"/>
    </style:style>
    <style:style style:name="P2" style:family="paragraph" style:parent-style-name="Standard" style:list-style-name="L1">
      <style:text-properties officeooo:rsid="00110916" officeooo:paragraph-rsid="001109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ie Gardens Prep</text:p>
      <text:list xml:id="list3453104823" text:style-name="L1">
        <text:list-header>
          <text:p text:style-name="P2"/>
        </text:list-header>
        <text:list-item>
          <text:p text:style-name="P2">set up CBS tasks</text:p>
        </text:list-item>
        <text:list-item>
          <text:p text:style-name="P2">ipads &amp; chargers</text:p>
        </text:list-item>
        <text:list-item>
          <text:p text:style-name="P2">put together binder</text:p>
          <text:list>
            <text:list-item>
              <text:p text:style-name="P2">print ethics</text:p>
            </text:list-item>
            <text:list-item>
              <text:p text:style-name="P2">List of participant IDs, dates, times</text:p>
            </text:list-item>
            <text:list-item>
              <text:p text:style-name="P2">questionnaires</text:p>
            </text:list-item>
            <text:list-item>
              <text:p text:style-name="P2">debriefing forms</text:p>
            </text:list-item>
            <text:list-item>
              <text:p text:style-name="P2">raffle tickets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8-01-24T10:14:19.659967825</meta:creation-date>
    <dc:date>2018-01-24T10:16:18.170982547</dc:date>
    <dc:creator>A Sternin</dc:creator>
    <meta:editing-duration>PT1M59S</meta:editing-duration>
    <meta:editing-cycles>1</meta:editing-cycles>
    <meta:document-statistic meta:table-count="0" meta:image-count="0" meta:object-count="0" meta:page-count="1" meta:paragraph-count="10" meta:word-count="35" meta:character-count="174" meta:non-whitespace-character-count="157"/>
    <meta:generator>LibreOffice/5.3.7.2$MacOSX_X86_64 LibreOffice_project/6b8ed514a9f8b44d37a1b96673cbbdd077e24059</meta:generator>
  </office:meta>
</office:document-meta>
</file>